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0.422in"/>
    </style:style>
    <style:style style:name="co3" style:family="table-column">
      <style:table-column-properties fo:break-before="auto" style:column-width="1.3256in"/>
    </style:style>
    <style:style style:name="co4" style:family="table-column">
      <style:table-column-properties fo:break-before="auto" style:column-width="14.5953in"/>
    </style:style>
    <style:style style:name="co5" style:family="table-column">
      <style:table-column-properties fo:break-before="auto" style:column-width="15.55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flan-t5-base_5f_anns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an-t5-base_ann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gloss1</text:p>
          </table:table-cell>
          <table:table-cell office:value-type="string" calcext:value-type="string">
            <text:p>more_similar</text:p>
          </table:table-cell>
          <table:table-cell office:value-type="string" calcext:value-type="string">
            <text:p>gloss2a</text:p>
          </table:table-cell>
          <table:table-cell office:value-type="string" calcext:value-type="string">
            <text:p>gloss2b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rovide with equipment and personnel for the purpose of carrying out a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equipment operates, it works and does what it is intended to do</text:p>
          </table:table-cell>
          <table:table-cell office:value-type="string" calcext:value-type="string">
            <text:p>to organize a service or system and make it available to peopl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manag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give or receive something to another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receive or receive as a mess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for talking about the things that people say</text:p>
          </table:table-cell>
          <table:table-cell office:value-type="string" calcext:value-type="string">
            <text:p>to realize that someone or something is making a soun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give an illustration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how something by using pictures, diagrams, lists of numbers etc</text:p>
          </table:table-cell>
          <table:table-cell office:value-type="string" calcext:value-type="string">
            <text:p>to draw the pictures in a book, or to put pictures in a book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ive out ; to give out ; to give ou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ffer something such as a welcome, thanks, or sympathy to someone</text:p>
          </table:table-cell>
          <table:table-cell office:value-type="string" calcext:value-type="string">
            <text:p>to increase the size of a building or area, especially by adding extra parts onto it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 ;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 ; to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 ; to includ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destin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existence ; to bring into exist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 similar position or position ; to be in a similar position or position ; to be in a similar posi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 for busines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( someone ) feel uncomfortabl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become curved or folded and not straigh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transmitted to ; to be transmitted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from one form or form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velop something gradually</text:p>
          </table:table-cell>
          <table:table-cell office:value-type="string" calcext:value-type="string">
            <text:p>to gradually develop particular physical feature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or join in a relationship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nnect two or more places</text:p>
          </table:table-cell>
          <table:table-cell office:value-type="string" calcext:value-type="string">
            <text:p>if people, things, or events are linked, they are related to each other in some way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disturb, or disturb ; 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 ; to have as a part ; to have as a par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play a lute or obo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employed ; to be employ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greement with ; to be in agreement with ; to be in agreement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constituent ; to have as a constitu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become involved in ; to be involved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take part in a particular activity or to work in a particular job</text:p>
          </table:table-cell>
          <table:table-cell office:value-type="string" calcext:value-type="string">
            <text:p>to go or come into a place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give an official receipt of ( a document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  <table:table-cell office:value-type="string" calcext:value-type="string">
            <text:p>to let someone know that you have received something they sent you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cept as 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cause to be a result of a proc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gamble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to alter, to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subject to ; to be subject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concerned or concerned ; to be concerned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keep or keep for future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office:value-type="string" calcext:value-type="string">
            <text:p>to collect a set of things and keep them for a particular purpos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new name or form o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 ; to accept ; to accep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endure ; to endure ; to endur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 or position that is beyond one's ability or capabilit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make a formal inquiry or inquiry into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to do something ; to be unable to do something ; to be unable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unsuccessful when you try to do something</text:p>
          </table:table-cell>
          <table:table-cell office:value-type="string" calcext:value-type="string">
            <text:p>to be unsuccessful in achieving a satisfactory level or standar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into force ; to put into effect ; 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publi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the head of ; to be the lead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in control of an organization, group of people, or activity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of ; to give a suggestion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mind you of something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; to respond to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 difference ; to make a difference ; to make a dif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have or consu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certain heigh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,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; to be of use ; to be of use ; to be of us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a state of distress or distress ; to be in a state of distress ; to be in a state of distress 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membership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become a member of an organization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 voice, as if asking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 ; to have in comm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ing ; to be fac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something from some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ke something more efficient or effici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use ( a word ) to express a meaning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, as a busin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effect ; to be in effect ; to be in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related or related ; to be a part of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act in response to a threat or thre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shared interest or interes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make ( someone ) aware of something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 or course of ac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the horns from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; to make known ; to make kn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a new environ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give ( someone ) information about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a supply of something for a person or a machine</text:p>
          </table:table-cell>
          <table:table-cell office:value-type="string" calcext:value-type="string">
            <text:p>to give food to a person or an animal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say something to express one's opinion ; to say something to express one's opin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ave power ov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common ; to be in common ; to be in comm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how or explain in a vivid mann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be the correct or proper or proper or proper or proper or proper.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contro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take into consideration, to consider, to consid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speak to, to give an oral or written speech to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peak publicly to a group of people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or acknowled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to accept that a bad situation exists and try to deal with it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; to men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ovide ( services ) to someon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; to make available ; to mak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give someone something that you think they need or deserve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 ; to set up ; to set up ; to set u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; to show ; to show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direct or direct, as a person, towards a goal or a goal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or become free from obstru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obtain, as approval or approval ; to obt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old, to hold, to hold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know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work hard, to work har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, as in a docu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, to change, to chan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radually change and develop over a period of time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, or to a place of inter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be visible ; to be visi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supply with nourish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make a feeling stronger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participate in ; to participate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in a state of conflict ; to be in a state of conflict ; to be in a state of confli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achieve a victory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by a particular action or process ; to show by a particular quality or condi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a particular position or situati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beyond a specific limit, scope, or limi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a part of ; to be a part of ; to be connected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describe something, or to be about something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not do something ; to not do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not do something that people expect you to do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make visible, as by a photographic im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to become addicted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another personâ€™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from one place to another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be applied 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to ; to give information about ; to give information abou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nother personâ€™s name when they meet for the first time</text:p>
          </table:table-cell>
          <table:table-cell office:value-type="string" calcext:value-type="string">
            <text:p>to provide someone with a new experience, activity, or opportunity to learn something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sufficient to meet ; to be sufficient to mee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known to the public ; to make known to the public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 different from an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; to acknowledge ;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upon ; to put upon ; to put up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 to do something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 ; to star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tart doing something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lated ; to be related ; to be connect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visi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goal ) from being scor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 ; to permit to en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someone into hospital for medical treatmen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the agent of, or in charge of, a tena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or hold in a certain positi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give an explanation of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divide by two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give a part of something to someone else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mends for ; to make amends fo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a place, especially a place of great dista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ause to b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show ; to show ; to show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, avoid, or avoid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void thinking about or dealing with an unpleasant situation that you are in</text:p>
          </table:table-cell>
          <table:table-cell office:value-type="string" calcext:value-type="string">
            <text:p>to get away from a place where you are in danger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away, as a gif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come toge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me together with other people or things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or achieve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ferring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indicate or indicate by a sugges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talk about ; to talk ab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 ; to g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make wider ; to expand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or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something better ; to make something bet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alter, or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become more advanc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believe that something will happe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waiting for someone or something to arrive</text:p>
          </table:table-cell>
          <table:table-cell office:value-type="string" calcext:value-type="string">
            <text:p>to think that something will happen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from being affected or affected by something.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better ; to make bet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name-complex="Aptos Narrow" style:font-family-complex="'Aptos Narrow'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name-complex="Aptos Narrow" style:font-family-complex="'Aptos Narrow'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name-complex="Aptos Narrow" style:font-family-complex="'Aptos Narrow'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lan-t5-base_5f_annset" style:display-name="PageStyle_flan-t5-base_anns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uk, Sofia E</meta:initial-creator>
    <dc:creator>Gruk, Sofia E</dc:creator>
    <meta:creation-date>2024-06-18T19:39:20</meta:creation-date>
    <dc:date>2024-06-20T19:44:26</dc:date>
    <meta:generator>LibreOffice/7.3.7.2$Linux_X86_64 LibreOffice_project/30$Build-2</meta:generator>
    <meta:document-statistic meta:table-count="1" meta:cell-count="1108" meta:object-count="0"/>
    <meta:user-defined meta:name="AppVersion">16.0300</meta:user-defined>
  </office:meta>
</office:document-meta>
</file>